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65">
            <text:p>17,65</text:p>
          </table:table-cell>
          <table:table-cell table:formula="of:=(([.B7]/10)-[.$B$15])^2" office:value-type="float" office:value="0.00000177777777777739">
            <text:p>1,77777777777739E-006</text:p>
          </table:table-cell>
          <table:table-cell table:formula="of:=[.B7]/10" office:value-type="float" office:value="1.765">
            <text:p>1,765</text:p>
          </table:table-cell>
          <table:table-cell table:number-columns-repeated="2"/>
          <table:table-cell office:value-type="float" office:value="0.774">
            <text:p>0,774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57">
            <text:p>17,57</text:p>
          </table:table-cell>
          <table:table-cell table:formula="of:=(([.B8]/10)-[.$B$15])^2" office:value-type="float" office:value="0.0000444444444444435">
            <text:p>4,44444444444435E-005</text:p>
          </table:table-cell>
          <table:table-cell table:formula="of:=[.B8]/10" office:value-type="float" office:value="1.757">
            <text:p>1,75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69">
            <text:p>17,69</text:p>
          </table:table-cell>
          <table:table-cell table:formula="of:=(([.B9]/10)-[.$B$15])^2" office:value-type="float" office:value="0.0000284444444444453">
            <text:p>2,84444444444453E-005</text:p>
          </table:table-cell>
          <table:table-cell table:formula="of:=[.B9]/10" office:value-type="float" office:value="1.769">
            <text:p>1,769</text:p>
          </table:table-cell>
          <table:table-cell table:number-columns-repeated="5"/>
          <table:table-cell table:formula="of:=4*3.1415926^2*[.G7]/([.B15])^2" office:value-type="float" office:value="9.8235321077507">
            <text:p>9,823532107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448939896493072">
            <text:p>0,0448939896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17.6366666666667">
            <text:p>17,6366666667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1.76366666666667">
            <text:p>1,7636666667</text:p>
          </table:table-cell>
          <table:table-cell table:formula="of:=[.B15]" office:value-type="float" office:value="1.76366666666667">
            <text:p>1,76366666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800510692678882">
            <text:p>8,00510692678882E-006</text:p>
          </table:table-cell>
          <table:table-cell office:value-type="string">
            <text:p>mit t vert</text:p>
          </table:table-cell>
          <table:table-cell table:formula="of:=[.C17]*1.32" office:value-type="float" office:value="0.0000105667411433612">
            <text:p>1,05667411433612E-0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3^(1/2))" office:value-type="float" office:value="0.00577350269189626">
            <text:p>0,005773502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 + [.C19]^2 )^(1/2)" office:value-type="float" office:value="0.00578072472296381">
            <text:p>0,005780724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2:3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31:15.40</meta:creation-date>
    <meta:editing-duration>PT10M49S</meta:editing-duration>
    <meta:editing-cycles>3</meta:editing-cycles>
    <meta:generator>OpenOffice/4.1.4$Win32 OpenOffice.org_project/414m5$Build-9788</meta:generator>
    <dc:title>Daten Länge</dc:title>
    <dc:date>2017-10-31T22:35:29.45</dc:date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31:15.28"/>
  </office:meta>
</office:document-meta>
</file>